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2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9807in"/>
    </style:style>
    <style:style style:name="co6" style:family="table-column">
      <style:table-column-properties fo:break-before="auto" style:column-width="1.8717in"/>
    </style:style>
    <style:style style:name="co7" style:family="table-column">
      <style:table-column-properties fo:break-before="auto" style:column-width="2.0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2"/>
          <table:table-cell office:value-type="string" calcext:value-type="string">
            <text:p>Iterationsplan 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Tidsrapport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idsplan</text:p>
          </table:table-cell>
          <table:table-cell office:value-type="string" calcext:value-type="string">
            <text:p>Iteration -1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Grunden och postmortem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 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t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äsa postmortems</text:p>
          </table:table-cell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kriva vision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Summa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Tid sedan föregående iteration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Tid totalt i projektet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idsrapport</text:p>
          </table:table-cell>
          <table:table-cell office:value-type="string" calcext:value-type="string">
            <text:p>Iteration 0</text:p>
          </table:table-cell>
          <table:table-cell office:value-type="string" calcext:value-type="string">
            <text:p>Mål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10"/>
          <table:table-cell office:value-type="string" calcext:value-type="string">
            <text:p>Må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6"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riva vision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lan för iteration 1</text:p>
          </table:table-cell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fterforska tekniker</text:p>
          </table:table-cell>
          <table:table-cell office:value-type="string" calcext:value-type="string">
            <text:p>Avklar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tabasmodellering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tabasimplementering</text:p>
          </table:table-cell>
          <table:table-cell office:value-type="string" calcext:value-type="string">
            <text:p>Påbörja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Summa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id sedan föregående iteration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id totalt i projektet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umma</text:p>
          </table:table-cell>
          <table:table-cell table:formula="of:=SUM([.D18:.D22])" office:value-type="float" office:value="22" calcext:value-type="float">
            <text:p/>
          </table:table-cell>
          <table:table-cell table:formula="of:=SUM([.E18:.E22])" office:value-type="float" office:value="18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SUM([.D9:.D10])" office:value-type="float" office:value="4" calcext:value-type="float">
            <text:p/>
          </table:table-cell>
          <table:table-cell table:formula="of:=SUM([.E9:.E10])" office:value-type="float" office:value="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26:.D27])" office:value-type="float" office:value="26" calcext:value-type="float">
            <text:p/>
          </table:table-cell>
          <table:table-cell table:formula="of:=SUM([.E26:.E27])" office:value-type="float" office:value="23.5" calcext:value-type="float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Tidsplan</text:p>
          </table:table-cell>
          <table:table-cell office:value-type="string" calcext:value-type="string">
            <text:p>Iteration 1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Få till grunderna så som att logga in och posta, kategorier kommer sena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andledarmöte</text:p>
          </table:table-cell>
          <table:table-cell office:value-type="string" calcext:value-type="string">
            <text:p>Instäl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inslipning av vis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ögriskteknik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ögriskkrav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estspecifikation</text:p>
          </table:table-cell>
          <table:table-cell office:value-type="string" calcext:value-type="string">
            <text:p>Skipp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ystemtest och testrapport</text:p>
          </table:table-cell>
          <table:table-cell office:value-type="string" calcext:value-type="string">
            <text:p>Skipp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kapande av användare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Logga in</text:p>
          </table:table-cell>
          <table:table-cell office:value-type="string" calcext:value-type="string">
            <text:p>Påbörj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apa post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Logga ut</text:p>
          </table:table-cell>
          <table:table-cell office:value-type="string" calcext:value-type="string">
            <text:p>Avklar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umma</text:p>
          </table:table-cell>
          <table:table-cell table:formula="of:=SUM([.D32:.D42])" office:value-type="float" office:value="36" calcext:value-type="float">
            <text:p/>
          </table:table-cell>
          <table:table-cell table:formula="of:=SUM([.E32:.E42])" office:value-type="float" office:value="33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E26]" office:value-type="float" office:value="18.5" calcext:value-type="float">
            <text:p/>
          </table:table-cell>
          <table:table-cell table:formula="of:=[.D45]" office:value-type="float" office:value="18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[.D44]+[.D45]" office:value-type="float" office:value="54.5" calcext:value-type="float">
            <text:p/>
          </table:table-cell>
          <table:table-cell table:formula="of:=[.E44]+[.E45]" office:value-type="float" office:value="51.5" calcext:value-type="float">
            <text:p/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idsrapport</text:p>
          </table:table-cell>
          <table:table-cell office:value-type="string" calcext:value-type="string">
            <text:p>Iteration 2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Kontinuerligt förbättra dokumentationen som har blivit lite lidande samt skapa kategorier samt posta till dessa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kapande av vettiga projektkrav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apandet av category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Binda en post till en category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örändring av layouten</text:p>
          </table:table-cell>
          <table:table-cell office:value-type="string" calcext:value-type="string">
            <text:p>Påbörj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pandet av collection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s till en collect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umma</text:p>
          </table:table-cell>
          <table:table-cell table:formula="of:=SUM([.D53:.D59])" office:value-type="float" office:value="24" calcext:value-type="float">
            <text:p/>
          </table:table-cell>
          <table:table-cell table:formula="of:=SUM([.E53:.E59])" office:value-type="float" office:value="13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46]" office:value-type="float" office:value="54.5" calcext:value-type="float">
            <text:p/>
          </table:table-cell>
          <table:table-cell table:formula="of:=[.E46]" office:value-type="float" office:value="51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61:.D62])" office:value-type="float" office:value="78.5" calcext:value-type="float">
            <text:p/>
          </table:table-cell>
          <table:table-cell table:formula="of:=SUM([.E61:.E62])" office:value-type="float" office:value="64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17"/>
        </table:table-row>
        <table:table-row table:style-name="ro1">
          <table:table-cell office:value-type="string" calcext:value-type="string">
            <text:p>Tidsrapport</text:p>
          </table:table-cell>
          <table:table-cell office:value-type="string" calcext:value-type="string">
            <text:p>Iteration 3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Borttagning av posts, samt börja arbetet på kommentarer. Försöka testa lite saker också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Borttagning av posts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inns dock ingen verifiering att användaren vill ta bort den, måste nog göras med javascript</text:p>
          </table:table-cell>
          <table:table-cell table:number-columns-repeated="1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Påbörja kommenteringsfunktionen.</text:p>
          </table:table-cell>
          <table:table-cell office:value-type="string" calcext:value-type="string">
            <text:p>Ej påbörja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Borttagning av collection.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s till en collection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ungerar att göra det, men vill göra det på ett händigare sät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örändring av layouten</text:p>
          </table:table-cell>
          <table:table-cell office:value-type="string" calcext:value-type="string">
            <text:p>Inställ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Tillägg av moderatorer till category</text:p>
          </table:table-cell>
          <table:table-cell office:value-type="string" calcext:value-type="string">
            <text:p>Påbörj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ns inget automatiskt sätt, men borde snart gå att göra det med funktionalitet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umma</text:p>
          </table:table-cell>
          <table:table-cell table:formula="of:=SUM([.D70:.D76])" office:value-type="float" office:value="27" calcext:value-type="float">
            <text:p/>
          </table:table-cell>
          <table:table-cell table:formula="of:=SUM([.E70:.E76])" office:value-type="float" office:value="20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63]" office:value-type="float" office:value="78.5" calcext:value-type="float">
            <text:p/>
          </table:table-cell>
          <table:table-cell table:formula="of:=[.E63]" office:value-type="float" office:value="64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78:.D79])" office:value-type="float" office:value="105.5" calcext:value-type="float">
            <text:p/>
          </table:table-cell>
          <table:table-cell table:formula="of:=SUM([.E78:.E79])" office:value-type="float" office:value="84.5" calcext:value-type="float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Tidsrapport</text:p>
          </table:table-cell>
          <table:table-cell office:value-type="string" calcext:value-type="string">
            <text:p>Iteration 4</text:p>
          </table:table-cell>
          <table:table-cell office:value-type="string" calcext:value-type="string">
            <text:p>Mål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 calcext:value-type="string">
            <text:p>Lösa problem med pip samt sqlalchemy</text:p>
          </table:table-cell>
          <table:table-cell office:value-type="string" calcext:value-type="string">
            <text:p>Avklara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Problem med barnkommentarer</text:p>
          </table:table-cell>
          <table:table-cell office:value-type="string" calcext:value-type="string">
            <text:p>Avklarat?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tyling av sidan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string" calcext:value-type="string">
            <text:p>Efterforskning om delandet av collection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Förändring av modeller för collections, stödjandet av collection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Förändring av database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2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umma</text:p>
          </table:table-cell>
          <table:table-cell table:formula="of:=SUM([.D85:.D91])" office:value-type="float" office:value="39" calcext:value-type="float">
            <text:p/>
          </table:table-cell>
          <table:table-cell table:formula="of:=SUM([.E85:.E91])" office:value-type="float" office:value="34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80]" office:value-type="float" office:value="105.5" calcext:value-type="float">
            <text:p/>
          </table:table-cell>
          <table:table-cell table:formula="of:=[.E80]" office:value-type="float" office:value="84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95:.D96])" office:value-type="float" office:value="144.5" calcext:value-type="float">
            <text:p/>
          </table:table-cell>
          <table:table-cell table:formula="of:=SUM([.E95:.E96])" office:value-type="float" office:value="118.5" calcext:value-type="float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Tidsrapport</text:p>
          </table:table-cell>
          <table:table-cell office:value-type="string" calcext:value-type="string">
            <text:p>Iteration 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 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t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ätta upp digital ocean servern så att det fungerar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Layou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rbete med kommentar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Kommentera på post och visning av kommentar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Kommentera på kommentar samt visning av barnkommentar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Efterforskning av lösning på barnkommentar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 table:number-rows-repeated="15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umma</text:p>
          </table:table-cell>
          <table:table-cell table:formula="of:=SUM([.D101:.D102])" office:value-type="float" office:value="12" calcext:value-type="float">
            <text:p/>
          </table:table-cell>
          <table:table-cell table:formula="of:=SUM([.E101:.E107])" office:value-type="float" office:value="40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97]" office:value-type="float" office:value="144.5" calcext:value-type="float">
            <text:p/>
          </table:table-cell>
          <table:table-cell table:formula="of:=[.E97]" office:value-type="float" office:value="118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123:.D124])" office:value-type="float" office:value="156.5" calcext:value-type="float">
            <text:p/>
          </table:table-cell>
          <table:table-cell table:formula="of:=SUM([.E123:.E124])" office:value-type="float" office:value="158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idrapport</text:p>
          </table:table-cell>
          <table:table-cell office:value-type="string" calcext:value-type="string">
            <text:p>Iteration 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 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t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ätta upp digital ocean servern så att det fungerar</text:p>
          </table:table-cell>
          <table:table-cell office:value-type="string" calcext:value-type="string">
            <text:p>Påbörja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ayou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rbete med hur saker ligger på sida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umma</text:p>
          </table:table-cell>
          <table:table-cell table:formula="of:=SUM([.D130:.D132])" office:value-type="float" office:value="16" calcext:value-type="float">
            <text:p/>
          </table:table-cell>
          <table:table-cell table:formula="of:=SUM([.E130:.E132])" office:value-type="float" office:value="17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125]" office:value-type="float" office:value="156.5" calcext:value-type="float">
            <text:p/>
          </table:table-cell>
          <table:table-cell table:formula="of:=[.E125]" office:value-type="float" office:value="158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138:.D139])" office:value-type="float" office:value="172.5" calcext:value-type="float">
            <text:p/>
          </table:table-cell>
          <table:table-cell table:formula="of:=SUM([.E138:.E139])" office:value-type="float" office:value="175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idsrapport</text:p>
          </table:table-cell>
          <table:table-cell office:value-type="string" calcext:value-type="string">
            <text:p>Iteration 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someth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t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ätta upp digital ocean servern så att det fungerar</text:p>
          </table:table-cell>
          <table:table-cell office:value-type="string" calcext:value-type="string">
            <text:p>Påbörjat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dsrapportera det som inte har blivit rapporterat</text:p>
          </table:table-cell>
          <table:table-cell office:value-type="string" calcext:value-type="string">
            <text:p>Fördröj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ixa så att tidrapporteringsfilen faktiskt visar korrekt tid</text:p>
          </table:table-cell>
          <table:table-cell office:value-type="string" calcext:value-type="string">
            <text:p>Påbörjat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umma</text:p>
          </table:table-cell>
          <table:table-cell table:formula="of:=SUM([.D145:.D147])" office:value-type="float" office:value="24" calcext:value-type="float">
            <text:p/>
          </table:table-cell>
          <table:table-cell table:formula="of:=SUM([.E145:.E147])" office:value-type="float" office:value="2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140]" office:value-type="float" office:value="172.5" calcext:value-type="float">
            <text:p/>
          </table:table-cell>
          <table:table-cell table:formula="of:=[.E140]" office:value-type="float" office:value="175.5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150:.D151])" office:value-type="float" office:value="196.5" calcext:value-type="float">
            <text:p/>
          </table:table-cell>
          <table:table-cell table:formula="of:=SUM([.E150:.E151])" office:value-type="float" office:value="200.5" calcext:value-type="float">
            <text:p/>
          </table:table-cell>
          <table:table-cell table:number-columns-repeated="12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 style:data-style-name="N2" text:time-value="11:26:45.7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55M2S</meta:editing-duration>
    <meta:editing-cycles>22</meta:editing-cycles>
    <meta:generator>LibreOffice/4.2.0.4$Windows_x86 LibreOffice_project/05dceb5d363845f2cf968344d7adab8dcfb2ba71</meta:generator>
    <dc:date>2014-05-28T12:28:35.323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